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8.969cm"/>
    </style:style>
    <style:style style:name="co5" style:family="table-column">
      <style:table-column-properties fo:break-before="auto" style:column-width="12.9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94cm"/>
    </style:style>
    <style:style style:name="co8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wrap-option="wrap" fo:border="0.74pt solid #000000" style:vertical-align="middle"/>
    </style:style>
    <style:style style:name="ce3" style:family="table-cell" style:parent-style-name="Default" style:data-style-name="N0">
      <style:table-cell-properties fo:background-color="transparent" fo:border="0.74pt solid #000000"/>
    </style:style>
    <style:style style:name="ce4" style:family="table-cell" style:parent-style-name="Default" style:data-style-name="N0">
      <style:table-cell-properties fo:background-color="#ffff6d" fo:border="0.74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121">
      <style:table-cell-properties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 style:data-style-name="N10121">
      <style:table-cell-properties fo:background-color="#ffff6d" fo:border="0.74pt solid #000000"/>
    </style:style>
    <style:style style:name="ce8" style:family="table-cell" style:parent-style-name="Default" style:data-style-name="N10121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 style:data-style-name="N10121"/>
    <style:style style:name="ce21" style:family="table-cell" style:parent-style-name="Default">
      <style:table-cell-properties fo:background-color="#bbe33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 style:data-style-name="N1012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untri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elling Price (Per Day) (INR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style-name="ce6" office:value-type="currency" office:currency="INR" office:value="350" calcext:value-type="currency">
            <text:p>₹3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ndorra</text:p>
          </table:table-cell>
          <table:table-cell table:style-name="ce6" office:value-type="currency" office:currency="INR" office:value="350" calcext:value-type="currency">
            <text:p>₹3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gentina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2"/>
          <table:table-cell table:style-name="ce21" office:value-type="string" calcext:value-type="string">
            <text:p>Discount Algorithm</text:p>
          </table:table-cell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3" office:value-type="string" calcext:value-type="string">
            <text:p>Barbados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2"/>
          <table:table-cell table:style-name="ce22" office:value-type="string" calcext:value-type="string">
            <text:p>0-4 days No off, 5 – 9 days 5% off, 10 - 19 days 10% off, 20 to 30 days 20% off</text:p>
          </table:table-cell>
        </table:table-row>
        <table:table-row table:style-name="ro1">
          <table:table-cell table:style-name="ce2" office:value-type="string" calcext:value-type="string">
            <text:p>Belarus</text:p>
          </table:table-cell>
          <table:table-cell table:style-name="ce6" office:value-type="currency" office:currency="INR" office:value="400" calcext:value-type="currency">
            <text:p>₹4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snia &amp; Herzegovina</text:p>
          </table:table-cell>
          <table:table-cell table:style-name="ce6" office:value-type="currency" office:currency="INR" office:value="350" calcext:value-type="currency">
            <text:p>₹35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table:style-name="ce7" office:value-type="string" calcext:value-type="string">
            <text:p>No Per Day, Fixed Price Only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string" calcext:value-type="string">
            <text:p>20 GB Limited data For 30 Days – No per day discount</text:p>
          </table:table-cell>
          <table:table-cell/>
        </table:table-row>
        <table:table-row table:style-name="ro1">
          <table:table-cell table:style-name="ce3" office:value-type="string" calcext:value-type="string">
            <text:p>Brazil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mbod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6" office:value-type="currency" office:currency="INR" office:value="320" calcext:value-type="currency">
            <text:p>₹32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yman Islands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lombia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a Rica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oat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uba</text:p>
          </table:table-cell>
          <table:table-cell table:style-name="ce8" office:value-type="string" calcext:value-type="string">
            <text:p>No Per Day, Fixed Price Only</text:p>
          </table:table-cell>
          <table:table-cell office:value-type="currency" office:currency="INR" office:value="2000" calcext:value-type="currency">
            <text:p>₹2,000.00</text:p>
          </table:table-cell>
          <table:table-cell office:value-type="string" calcext:value-type="string">
            <text:p>1 GB Limited Data for 30 Days – No Per Day Discount</text:p>
          </table:table-cell>
          <table:table-cell/>
        </table:table-row>
        <table:table-row table:style-name="ro1">
          <table:table-cell table:style-name="ce2" office:value-type="string" calcext:value-type="string">
            <text:p>Cyprus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cuador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gypt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roe Islands</text:p>
          </table:table-cell>
          <table:table-cell table:style-name="ce6" office:value-type="currency" office:currency="INR" office:value="400" calcext:value-type="currency">
            <text:p>₹4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iji</text:p>
          </table:table-cell>
          <table:table-cell table:style-name="ce6" office:value-type="currency" office:currency="INR" office:value="600" calcext:value-type="currency">
            <text:p>₹6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rench Reunion</text:p>
          </table:table-cell>
          <table:table-cell table:style-name="ce6" office:value-type="currency" office:currency="INR" office:value="500" calcext:value-type="currency">
            <text:p>₹5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6" office:value-type="currency" office:currency="INR" office:value="500" calcext:value-type="currency">
            <text:p>₹5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ong Kong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6" office:value-type="currency" office:currency="INR" office:value="500" calcext:value-type="currency">
            <text:p>₹5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ndonesia (incl. Bali)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amaica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ordan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zakhstan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enya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osovo</text:p>
          </table:table-cell>
          <table:table-cell table:style-name="ce6" office:value-type="currency" office:currency="INR" office:value="500" calcext:value-type="currency">
            <text:p>₹5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uwait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yrgyzsta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os</text:p>
          </table:table-cell>
          <table:table-cell table:style-name="ce6" office:value-type="currency" office:currency="INR" office:value="650" calcext:value-type="currency">
            <text:p>₹6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echtenstei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cao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edonia</text:p>
          </table:table-cell>
          <table:table-cell table:style-name="ce6" office:value-type="currency" office:currency="INR" office:value="400" calcext:value-type="currency">
            <text:p>₹4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dagascar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table:style-name="ce8" office:value-type="string" calcext:value-type="string">
            <text:p>No Per Day, Fixed Price Only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string" calcext:value-type="string">
            <text:p>50 GB Limited data For 30 Days – No per day discount</text:p>
          </table:table-cell>
          <table:table-cell/>
        </table:table-row>
        <table:table-row table:style-name="ro1">
          <table:table-cell table:style-name="ce2" office:value-type="string" calcext:value-type="string">
            <text:p>Malt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uritius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xico</text:p>
          </table:table-cell>
          <table:table-cell table:style-name="ce6" office:value-type="currency" office:currency="INR" office:value="320" calcext:value-type="currency">
            <text:p>₹32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ldov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table:style-name="ce8" office:value-type="string" calcext:value-type="string">
            <text:p>No Per Day, Fixed Price Only</text:p>
          </table:table-cell>
          <table:table-cell office:value-type="currency" office:currency="INR" office:value="2800" calcext:value-type="currency">
            <text:p>₹2,800.00</text:p>
          </table:table-cell>
          <table:table-cell office:value-type="string" calcext:value-type="string">
            <text:p>35 GB Limited data For 30 Days – No per day discount</text:p>
          </table:table-cell>
          <table:table-cell/>
        </table:table-row>
        <table:table-row table:style-name="ro1">
          <table:table-cell table:style-name="ce2" office:value-type="string" calcext:value-type="string">
            <text:p>Montenegro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orocco</text:p>
          </table:table-cell>
          <table:table-cell table:style-name="ce6" office:value-type="currency" office:currency="INR" office:value="600" calcext:value-type="currency">
            <text:p>₹6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pal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w Zealand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igeria</text:p>
          </table:table-cell>
          <table:table-cell table:style-name="ce6" office:value-type="currency" office:currency="INR" office:value="800" calcext:value-type="currency">
            <text:p>₹8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man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ru</text:p>
          </table:table-cell>
          <table:table-cell table:style-name="ce6" office:value-type="currency" office:currency="INR" office:value="550" calcext:value-type="currency">
            <text:p>₹5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ilippines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Qatar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uss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n Marino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audi Arabia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rb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table:style-name="ce7" office:value-type="string" calcext:value-type="string">
            <text:p>No Per Day, Fixed Price Only</text:p>
          </table:table-cell>
          <table:table-cell office:value-type="currency" office:currency="INR" office:value="2300" calcext:value-type="currency">
            <text:p>₹2,300.00</text:p>
          </table:table-cell>
          <table:table-cell office:value-type="string" calcext:value-type="string">
            <text:p>10 GB Limited data For 30 Days – No per day discount</text:p>
          </table:table-cell>
          <table:table-cell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outh Africa</text:p>
          </table:table-cell>
          <table:table-cell table:style-name="ce6" office:value-type="currency" office:currency="INR" office:value="500" calcext:value-type="currency">
            <text:p>₹5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ri Lanka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iwan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jikistan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hailand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nited Arab Emirates</text:p>
          </table:table-cell>
          <table:table-cell table:style-name="ce6" office:value-type="currency" office:currency="INR" office:value="280" calcext:value-type="currency">
            <text:p>₹28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ted States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zbekistan</text:p>
          </table:table-cell>
          <table:table-cell table:style-name="ce6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tican City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Vietnam</text:p>
          </table:table-cell>
          <table:table-cell table:style-name="ce6" office:value-type="currency" office:currency="INR" office:value="250" calcext:value-type="currency">
            <text:p>₹250.00</text:p>
          </table:table-cell>
          <table:table-cell table:number-columns-repeated="3"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gions" table:style-name="ta1">
        <table:table-column table:style-name="co7" table:default-cell-style-name="ce5"/>
        <table:table-column table:style-name="co8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gions</text:p>
          </table:table-cell>
          <table:table-cell table:style-name="ce1" office:value-type="string" calcext:value-type="string">
            <text:p>Selling Price (Per Day)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urope</text:p>
          </table:table-cell>
          <table:table-cell table:style-name="ce12" office:value-type="currency" office:currency="INR" office:value="320" calcext:value-type="currency">
            <text:p>₹32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Balkans</text:p>
          </table:table-cell>
          <table:table-cell table:style-name="ce12" office:value-type="currency" office:currency="INR" office:value="600" calcext:value-type="currency">
            <text:p>₹6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sia</text:p>
          </table:table-cell>
          <table:table-cell table:style-name="ce12" office:value-type="currency" office:currency="INR" office:value="300" calcext:value-type="currency">
            <text:p>₹300.00</text:p>
          </table:table-cell>
          <table:table-cell table:number-columns-repeated="2"/>
          <table:table-cell table:style-name="ce21" office:value-type="string" calcext:value-type="string">
            <text:p>Discount Algorithm</text:p>
          </table:table-cell>
        </table:table-row>
        <table:table-row table:style-name="ro1">
          <table:table-cell table:style-name="ce11" office:value-type="string" calcext:value-type="string">
            <text:p>Japan &amp; South Korea</text:p>
          </table:table-cell>
          <table:table-cell table:style-name="ce12" office:value-type="currency" office:currency="INR" office:value="300" calcext:value-type="currency">
            <text:p>₹300.00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11" office:value-type="string" calcext:value-type="string">
            <text:p>Middle East</text:p>
          </table:table-cell>
          <table:table-cell table:style-name="ce12" office:value-type="currency" office:currency="INR" office:value="350" calcext:value-type="currency">
            <text:p>₹350.00</text:p>
          </table:table-cell>
          <table:table-cell table:number-columns-repeated="2"/>
          <table:table-cell table:style-name="ce22" office:value-type="string" calcext:value-type="string">
            <text:p>0-4 days No off, 5 – 14 days 5% off, 15 - 30 days 10% off</text:p>
          </table:table-cell>
        </table:table-row>
        <table:table-row table:style-name="ro1">
          <table:table-cell table:style-name="ce11" office:value-type="string" calcext:value-type="string">
            <text:p>Oceania</text:p>
          </table:table-cell>
          <table:table-cell table:style-name="ce12" office:value-type="currency" office:currency="INR" office:value="350" calcext:value-type="currency">
            <text:p>₹35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sia &amp; Oceania</text:p>
          </table:table-cell>
          <table:table-cell table:style-name="ce12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China Region</text:p>
          </table:table-cell>
          <table:table-cell table:style-name="ce12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North America</text:p>
          </table:table-cell>
          <table:table-cell table:style-name="ce12" office:value-type="currency" office:currency="INR" office:value="400" calcext:value-type="currency">
            <text:p>₹4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Hong Kong, Macau &amp; China</text:p>
          </table:table-cell>
          <table:table-cell table:style-name="ce12" office:value-type="currency" office:currency="INR" office:value="300" calcext:value-type="currency">
            <text:p>₹3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Latin America</text:p>
          </table:table-cell>
          <table:table-cell table:style-name="ce12" office:value-type="currency" office:currency="INR" office:value="600" calcext:value-type="currency">
            <text:p>₹60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frica</text:p>
          </table:table-cell>
          <table:table-cell table:style-name="ce12" office:value-type="currency" office:currency="INR" office:value="1200" calcext:value-type="currency">
            <text:p>₹1,200.00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Global</text:p>
          </table:table-cell>
          <table:table-cell table:style-name="ce9" office:value-type="currency" office:currency="INR" office:value="1050" calcext:value-type="currency">
            <text:p>₹1,050.00</text:p>
          </table:table-cell>
          <table:table-cell table:number-columns-repeated="3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7" number:language="en" number:country="AU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19P0" style:volatile="true" number:language="en" number:country="A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9" number:language="en" number:country="A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1P0" style:volatile="true" number:language="en" number:country="AU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121" number:language="en" number:country="AU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121P0"/>
    </number:currency-style>
    <number:currency-style style:name="N10123P0" style:volatile="true" number:language="en" number:country="AU">
      <number:currency-symbol number:language="hi" number:country="IN">₹</number:currency-symbol>
      <number:number number:decimal-places="2" number:min-decimal-places="2" number:min-integer-digits="1" number:grouping="true"/>
    </number:currency-style>
    <number:currency-style style:name="N10123" number:language="en" number:country="AU">
      <style:text-properties fo:color="#ff0000"/>
      <number:text>-</number:text>
      <number:currency-symbol number:language="hi" number:country="IN">₹</number:currency-symbol>
      <number:number number:decimal-places="2" number:min-decimal-places="2" number:min-integer-digits="1" number:grouping="true"/>
      <style:map style:condition="value()&gt;=0" style:apply-style-name="N10123P0"/>
    </number:currency-style>
    <number:currency-style style:name="N10125P0" style:volatile="true" number:language="en" number:country="AU">
      <number:number number:decimal-places="2" number:min-decimal-places="2" number:min-integer-digits="1" number:grouping="true"/>
      <number:text> </number:text>
      <number:currency-symbol number:rfc-language-tag="oc-ES-aranes" number:language="oc" number:country="ES">€</number:currency-symbol>
    </number:currency-style>
    <number:currency-style style:name="N10125" number:language="en" number:country="A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oc-ES-aranes" number:language="oc" number:country="ES">€</number:currency-symbol>
      <style:map style:condition="value()&gt;=0" style:apply-style-name="N10125P0"/>
    </number:currency-style>
    <number:currency-style style:name="N10127P0" style:volatile="true" number:language="en" number:country="AU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7" number:language="en" number:country="A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7P0"/>
    </number:currency-style>
    <number:currency-style style:name="N10129P0" style:volatile="true" number:language="en" number:country="AU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29" number:language="en" number:country="AU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1:01:03.19106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31:36.976118100</meta:creation-date>
    <dc:date>2025-09-30T11:02:17.644002700</dc:date>
    <meta:editing-duration>PT3M29S</meta:editing-duration>
    <meta:editing-cycles>3</meta:editing-cycles>
    <meta:generator>LibreOffice/25.2.5.2$Windows_X86_64 LibreOffice_project/03d19516eb2e1dd5d4ccd751a0d6f35f35e08022</meta:generator>
    <meta:document-statistic meta:table-count="2" meta:cell-count="266" meta:object-count="0"/>
  </office:meta>
</office:document-meta>
</file>